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Gargi" svg:font-family="Gargi" style:font-pitch="variable"/>
    <style:font-face style:name="Tlwg Typist" svg:font-family="'Tlwg Typist'" style:font-pitch="variable"/>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font-name="AnjaliOldLipi" fo:font-style="normal" officeooo:rsid="0011855a" officeooo:paragraph-rsid="0015feb0" style:font-style-asian="normal" style:font-style-complex="normal"/>
    </style:style>
    <style:style style:name="P2" style:family="paragraph" style:parent-style-name="Standard">
      <style:paragraph-properties fo:text-align="center" style:justify-single-word="false"/>
      <style:text-properties officeooo:paragraph-rsid="000ec231"/>
    </style:style>
    <style:style style:name="P3" style:family="paragraph" style:parent-style-name="Standard" style:list-style-name="L1">
      <style:paragraph-properties fo:text-align="start" style:justify-single-word="false"/>
      <style:text-properties officeooo:paragraph-rsid="000ec231"/>
    </style:style>
    <style:style style:name="P4" style:family="paragraph" style:parent-style-name="Standard" style:list-style-name="L1">
      <style:paragraph-properties fo:text-align="start" style:justify-single-word="false"/>
      <style:text-properties officeooo:paragraph-rsid="00100975"/>
    </style:style>
    <style:style style:name="P5" style:family="paragraph" style:parent-style-name="Standard" style:list-style-name="L1">
      <style:paragraph-properties fo:text-align="start" style:justify-single-word="false"/>
      <style:text-properties officeooo:paragraph-rsid="0011855a"/>
    </style:style>
    <style:style style:name="P6" style:family="paragraph" style:parent-style-name="Standard" style:list-style-name="L1">
      <style:paragraph-properties fo:text-align="start" style:justify-single-word="false"/>
      <style:text-properties officeooo:paragraph-rsid="0015feb0"/>
    </style:style>
    <style:style style:name="P7" style:family="paragraph" style:parent-style-name="Standard" style:list-style-name="L1">
      <style:paragraph-properties fo:text-align="start" style:justify-single-word="false"/>
      <style:text-properties officeooo:rsid="001340e8" officeooo:paragraph-rsid="001340e8"/>
    </style:style>
    <style:style style:name="P8" style:family="paragraph" style:parent-style-name="Standard" style:list-style-name="L1">
      <style:paragraph-properties fo:text-align="start" style:justify-single-word="false"/>
      <style:text-properties officeooo:paragraph-rsid="00100975" fo:background-color="#b4c7dc"/>
    </style:style>
    <style:style style:name="P9" style:family="paragraph" style:parent-style-name="Standard" style:list-style-name="L1">
      <style:paragraph-properties fo:text-align="start" style:justify-single-word="false"/>
      <style:text-properties officeooo:rsid="00162f7c" officeooo:paragraph-rsid="00162f7c"/>
    </style:style>
    <style:style style:name="P10" style:family="paragraph" style:parent-style-name="Standard" style:list-style-name="L1">
      <style:paragraph-properties fo:text-align="start" style:justify-single-word="false"/>
      <style:text-properties officeooo:rsid="0016ce01" officeooo:paragraph-rsid="0016ce01"/>
    </style:style>
    <style:style style:name="P11" style:family="paragraph" style:parent-style-name="Standard" style:list-style-name="L1">
      <style:paragraph-properties fo:text-align="start" style:justify-single-word="false"/>
      <style:text-properties officeooo:rsid="0016ce01" officeooo:paragraph-rsid="0017d622"/>
    </style:style>
    <style:style style:name="P12" style:family="paragraph" style:parent-style-name="Standard" style:list-style-name="L1">
      <style:paragraph-properties fo:text-align="start" style:justify-single-word="false"/>
      <style:text-properties style:text-underline-style="solid" style:text-underline-width="auto" style:text-underline-color="font-color" fo:font-weight="bold" officeooo:rsid="00162f7c" officeooo:paragraph-rsid="00162f7c" style:font-weight-asian="bold" style:font-weight-complex="bold"/>
    </style:style>
    <style:style style:name="P13" style:family="paragraph" style:parent-style-name="Standard" style:list-style-name="L1">
      <style:paragraph-properties fo:text-align="start" style:justify-single-word="false"/>
      <style:text-properties officeooo:rsid="001d8642" officeooo:paragraph-rsid="001d8642"/>
    </style:style>
    <style:style style:name="P14" style:family="paragraph" style:parent-style-name="Standard" style:list-style-name="L1">
      <style:paragraph-properties fo:text-align="start" style:justify-single-word="false"/>
      <style:text-properties fo:font-style="italic" fo:font-weight="bold" officeooo:rsid="001d8642" officeooo:paragraph-rsid="001d8642" style:font-style-asian="italic" style:font-weight-asian="bold" style:font-style-complex="italic" style:font-weight-complex="bold"/>
    </style:style>
    <style:style style:name="P15" style:family="paragraph" style:parent-style-name="Standard" style:list-style-name="L1">
      <style:paragraph-properties fo:text-align="start" style:justify-single-word="false"/>
      <style:text-properties officeooo:rsid="00207768" officeooo:paragraph-rsid="00207768"/>
    </style:style>
    <style:style style:name="P16" style:family="paragraph" style:parent-style-name="Standard" style:list-style-name="L1">
      <style:paragraph-properties fo:margin-top="0in" fo:margin-bottom="0in" loext:contextual-spacing="false" fo:line-height="0.1799in" fo:text-align="start" style:justify-single-word="false"/>
      <style:text-properties style:font-name="Tlwg Typist" fo:font-size="13pt" fo:font-style="italic" fo:font-weight="normal" officeooo:rsid="00207768" officeooo:paragraph-rsid="00207768" fo:background-color="transparent" style:font-size-asian="13pt" style:font-style-asian="italic" style:font-weight-asian="normal" style:font-size-complex="13pt" style:font-style-complex="italic" style:font-weight-complex="normal"/>
    </style:style>
    <style:style style:name="P17" style:family="paragraph" style:parent-style-name="Standard">
      <style:paragraph-properties fo:margin-top="0in" fo:margin-bottom="0in" loext:contextual-spacing="false" fo:text-align="start" style:justify-single-word="false"/>
      <style:text-properties style:font-name="AnjaliOldLipi" fo:font-style="normal" officeooo:rsid="0024ef4a" officeooo:paragraph-rsid="0024ef4a" style:font-style-asian="normal" style:font-style-complex="normal"/>
    </style:style>
    <style:style style:name="P18" style:family="paragraph" style:parent-style-name="Standard" style:list-style-name="L2">
      <style:paragraph-properties fo:margin-top="0in" fo:margin-bottom="0in" loext:contextual-spacing="false" fo:text-align="start" style:justify-single-word="false"/>
      <style:text-properties style:font-name="AnjaliOldLipi" fo:font-style="normal" officeooo:rsid="0024ef4a" officeooo:paragraph-rsid="0024ef4a" style:font-style-asian="normal" style:font-style-complex="normal"/>
    </style:style>
    <style:style style:name="P19" style:family="paragraph" style:parent-style-name="Standard" style:list-style-name="L1">
      <style:paragraph-properties fo:margin-top="0in" fo:margin-bottom="0in" loext:contextual-spacing="false" fo:text-align="start" style:justify-single-word="false"/>
      <style:text-properties style:font-name="AnjaliOldLipi" fo:font-style="normal" officeooo:rsid="0024ef4a" officeooo:paragraph-rsid="0024441b" style:font-style-asian="normal" style:font-style-complex="normal"/>
    </style:style>
    <style:style style:name="P20" style:family="paragraph" style:parent-style-name="Standard">
      <style:paragraph-properties fo:margin-top="0in" fo:margin-bottom="0in" loext:contextual-spacing="false" fo:text-align="start" style:justify-single-word="false"/>
      <style:text-properties style:font-name="AnjaliOldLipi" fo:font-size="14pt" fo:font-style="normal" fo:font-weight="bold" officeooo:rsid="00294d5f" officeooo:paragraph-rsid="00294d5f" style:font-size-asian="14pt" style:font-style-asian="normal" style:font-weight-asian="bold" style:font-size-complex="14pt" style:font-style-complex="normal" style:font-weight-complex="bold"/>
    </style:style>
    <style:style style:name="P21" style:family="paragraph" style:parent-style-name="Standard">
      <style:paragraph-properties fo:margin-top="0in" fo:margin-bottom="0in" loext:contextual-spacing="false" fo:text-align="start" style:justify-single-word="false"/>
      <style:text-properties style:font-name="AnjaliOldLipi" fo:font-size="14pt" fo:font-style="normal" fo:font-weight="bold" officeooo:rsid="002c198d" officeooo:paragraph-rsid="002c198d" style:font-size-asian="14pt" style:font-style-asian="normal" style:font-weight-asian="bold" style:font-size-complex="14pt" style:font-style-complex="normal" style:font-weight-complex="bold"/>
    </style:style>
    <style:style style:name="P22" style:family="paragraph" style:parent-style-name="Standard" style:list-style-name="L1">
      <style:paragraph-properties fo:margin-top="0in" fo:margin-bottom="0in" loext:contextual-spacing="false" fo:text-align="start" style:justify-single-word="false"/>
      <style:text-properties officeooo:paragraph-rsid="00294d5f"/>
    </style:style>
    <style:style style:name="P23" style:family="paragraph" style:parent-style-name="Standard">
      <style:paragraph-properties fo:margin-top="0in" fo:margin-bottom="0in" loext:contextual-spacing="false" fo:text-align="start" style:justify-single-word="false"/>
      <style:text-properties officeooo:paragraph-rsid="00294d5f"/>
    </style:style>
    <style:style style:name="P24" style:family="paragraph" style:parent-style-name="Standard">
      <style:paragraph-properties fo:margin-top="0in" fo:margin-bottom="0in" loext:contextual-spacing="false" fo:text-align="start" style:justify-single-word="false"/>
      <style:text-properties officeooo:rsid="00294d5f" officeooo:paragraph-rsid="00294d5f"/>
    </style:style>
    <style:style style:name="T1" style:family="text">
      <style:text-properties fo:color="#000000" fo:font-size="16pt" style:text-underline-style="solid" style:text-underline-width="auto" style:text-underline-color="font-color" fo:font-weight="normal" officeooo:rsid="000ec231" fo:background-color="#b4c7dc" loext:char-shading-value="0" style:font-size-asian="16pt" style:font-weight-asian="normal" style:font-size-complex="16pt" style:font-weight-complex="normal"/>
    </style:style>
    <style:style style:name="T2" style:family="text">
      <style:text-properties fo:color="#000000" fo:font-size="16pt" style:text-underline-style="solid" style:text-underline-width="auto" style:text-underline-color="font-color" fo:font-weight="normal" officeooo:rsid="000ddcae" fo:background-color="#b4c7dc" loext:char-shading-value="0" style:font-size-asian="16pt" style:font-weight-asian="normal" style:font-size-complex="16pt" style:font-weight-complex="normal"/>
    </style:style>
    <style:style style:name="T3" style:family="text">
      <style:text-properties officeooo:rsid="000ddcae"/>
    </style:style>
    <style:style style:name="T4" style:family="text">
      <style:text-properties style:font-name="AnjaliOldLipi"/>
    </style:style>
    <style:style style:name="T5" style:family="text">
      <style:text-properties style:font-name="AnjaliOldLipi" officeooo:rsid="000ec231"/>
    </style:style>
    <style:style style:name="T6" style:family="text">
      <style:text-properties style:font-name="AnjaliOldLipi" officeooo:rsid="000ddcae"/>
    </style:style>
    <style:style style:name="T7" style:family="text">
      <style:text-properties style:font-name="AnjaliOldLipi" officeooo:rsid="00100975"/>
    </style:style>
    <style:style style:name="T8" style:family="text">
      <style:text-properties style:font-name="AnjaliOldLipi" officeooo:rsid="0011855a"/>
    </style:style>
    <style:style style:name="T9" style:family="text">
      <style:text-properties style:font-name="AnjaliOldLipi" officeooo:rsid="001340e8"/>
    </style:style>
    <style:style style:name="T10" style:family="text">
      <style:text-properties style:font-name="AnjaliOldLipi" fo:font-weight="bold" officeooo:rsid="000ec231" style:font-weight-asian="bold" style:font-weight-complex="bold"/>
    </style:style>
    <style:style style:name="T11" style:family="text">
      <style:text-properties style:font-name="AnjaliOldLipi" fo:font-weight="bold" officeooo:rsid="00100975" style:font-weight-asian="bold" style:font-weight-complex="bold"/>
    </style:style>
    <style:style style:name="T12" style:family="text">
      <style:text-properties style:font-name="AnjaliOldLipi" officeooo:rsid="0016ce01"/>
    </style:style>
    <style:style style:name="T13" style:family="text">
      <style:text-properties style:font-name="AnjaliOldLipi" fo:font-style="normal" officeooo:rsid="0024ef4a" style:font-style-asian="normal" style:font-style-complex="normal"/>
    </style:style>
    <style:style style:name="T14" style:family="text">
      <style:text-properties style:font-name="AnjaliOldLipi" fo:font-style="normal" officeooo:rsid="00294d5f" style:font-style-asian="normal" style:font-style-complex="normal"/>
    </style:style>
    <style:style style:name="T15" style:family="text">
      <style:text-properties style:font-name="AnjaliOldLipi"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font-name="AnjaliOldLipi" fo:font-size="14pt" fo:font-style="normal" fo:font-weight="bold" officeooo:rsid="00294d5f" style:font-size-asian="14pt" style:font-style-asian="normal" style:font-weight-asian="bold" style:font-size-complex="14pt" style:font-style-complex="normal" style:font-weight-complex="bold"/>
    </style:style>
    <style:style style:name="T17" style:family="text">
      <style:text-properties style:font-name="Gargi" fo:font-size="11pt" fo:font-style="italic" fo:font-weight="bold" style:font-size-asian="11pt" style:font-style-asian="italic" style:font-weight-asian="bold" style:font-size-complex="11pt" style:font-style-complex="italic" style:font-weight-complex="bold"/>
    </style:style>
    <style:style style:name="T18" style:family="text">
      <style:text-properties style:font-name="Gargi" fo:font-size="11pt" fo:font-style="italic" fo:font-weight="bold" officeooo:rsid="001340e8" style:font-size-asian="11pt" style:font-style-asian="italic" style:font-weight-asian="bold" style:font-size-complex="11pt" style:font-style-complex="italic" style:font-weight-complex="bold"/>
    </style:style>
    <style:style style:name="T19" style:family="text">
      <style:text-properties style:font-name="Gargi"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Gargi" fo:font-size="12pt" fo:font-style="italic" fo:font-weight="normal" officeooo:rsid="0015feb0" style:font-size-asian="12pt" style:font-style-asian="italic" style:font-weight-asian="normal" style:font-size-complex="12pt" style:font-style-complex="italic" style:font-weight-complex="normal"/>
    </style:style>
    <style:style style:name="T21" style:family="text">
      <style:text-properties style:font-name="Gargi" fo:font-size="12pt" fo:font-style="italic" fo:font-weight="normal" officeooo:rsid="001340e8" style:font-size-asian="12pt" style:font-style-asian="italic" style:font-weight-asian="normal" style:font-size-complex="12pt" style:font-style-complex="italic" style:font-weight-complex="normal"/>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officeooo:rsid="00294d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OSIX Semaphore</text:span><text:span text:style-name="T2"> IPC</text:span><text:span text:style-name="T3"><text:line-break/></text:span></text:p>
      <text:list xml:id="list1944526470" text:style-name="L1">
        <text:list-item>
          <text:p text:style-name="P3"><text:span text:style-name="T5">A</text:span><text:span text:style-name="T6">llow processes and threads to synchronize access to shared resources. </text:span><text:span text:style-name="T5">There is 2 types of POSIX semaphores, named and un-named.</text:span></text:p>
        </text:list-item>
        <text:list-item>
          <text:p text:style-name="P3"><text:span text:style-name="T5">POSIX semaphore is an integer whose value is not permitted to fall below 0. If a process attempts to decrease the value of a semaphore below 0, then, depending on the function used, the call either blocks or fails with an error indicating that the operation was not currently possible.</text:span></text:p>
          <text:list>
            <text:list-item>
              <text:p text:style-name="P3"><text:span text:style-name="T5">Named semaphores: This type of semaphore has a name. By calling sem_open() with the same name, unrelated processes can access the same semaphore.</text:span></text:p>
            </text:list-item>
            <text:list-item>
              <text:p text:style-name="P3"><text:span text:style-name="T5">Unnamed semaphores: This type of semaphore doesn’t have a name; instead, it resides at an agreed-upon location in memory. Unnamed semaphores can be shared between processes or between a group of threads. When shared between processes, the semaphore must reside in a region of (System V, POSIX, or mmap()) shared memory. When shared between threads, the semaphore may reside in an area of memory shared by the threads (e.g., on the heap or in a global variable).</text:span></text:p>
            </text:list-item>
          </text:list>
        </text:list-item>
        <text:list-item>
          <text:p text:style-name="P8"><text:span text:style-name="T10">N</text:span><text:span text:style-name="T11">amed semaphore</text:span><text:span text:style-name="T7"> flow:</text:span></text:p>
          <text:list>
            <text:list-item>
              <text:p text:style-name="P4"><text:span text:style-name="T7">sem_open() function opens or creates a semaphore</text:span></text:p>
            </text:list-item>
            <text:list-item>
              <text:p text:style-name="P4"><text:span text:style-name="T7">sem_post(sem) and sem_wait(sem) functions respectively increment and decrement a semaphore’s value</text:span></text:p>
            </text:list-item>
            <text:list-item>
              <text:p text:style-name="P4"><text:span text:style-name="T7">The sem_trywait() function is a nonblocking version of sem_wait().</text:span></text:p>
            </text:list-item>
            <text:list-item>
              <text:p text:style-name="P4"><text:span text:style-name="T7">The sem_timedwait() function is another variation on sem_wait(). It allows the caller to specify a limit on the time for which the call will block.</text:span></text:p>
            </text:list-item>
            <text:list-item>
              <text:p text:style-name="P4"><text:span text:style-name="T7">The sem_getvalue() function retrieves a semaphore’s current value.</text:span></text:p>
            </text:list-item>
            <text:list-item>
              <text:p text:style-name="P4"><text:span text:style-name="T7">The sem_close() function removes the calling process’s association with a semaphore that it previously opened.</text:span></text:p>
            </text:list-item>
            <text:list-item>
              <text:p text:style-name="P4"><text:span text:style-name="T7">The sem_unlink() function removes a semaphore name and marks the semaphore for deletion when all processes have closed it.</text:span></text:p>
            </text:list-item>
          </text:list>
        </text:list-item>
        <text:list-item>
          <text:p text:style-name="P5"><text:span text:style-name="T7">S</text:span><text:span text:style-name="T8">ystemV Semaphore VS POSIX Semaphore</text:span></text:p>
          <text:list>
            <text:list-item>
              <text:p text:style-name="P5"><text:span text:style-name="T8">The functions for changing a semaphore’s value—sem_post() and sem_wait()—</text:span></text:p>
              <text:p text:style-name="P5"><text:span text:style-name="T8">operate on just one semaphore at a time. By contrast, the System V semop() system call can operate on multiple semaphores in a set.</text:span></text:p>
            </text:list-item>
            <text:list-item>
              <text:p text:style-name="P5"><text:span text:style-name="T8">The sem_post() and sem_wait() functions increment and decrement a semaphore’s value by exactly one. By contrast, semop() can add and subtract arbitrary values. </text:span></text:p>
            </text:list-item>
            <text:list-item>
              <text:p text:style-name="P5"><text:span text:style-name="T8">There is no equivalent of the wait-for-zero operation provided by System V semaphores (a semop() call where the sops.sem_op field is specified as 0).</text:span></text:p>
            </text:list-item>
          </text:list>
        </text:list-item>
        <text:list-item>
          <text:p text:style-name="P6"><text:span text:style-name="T9">about </text:span><text:span text:style-name="T18">i</text:span><text:span text:style-name="T21">nt sem_</text:span><text:span text:style-name="T20">wait</text:span><text:span text:style-name="T21">(sem_t * sem );</text:span></text:p>
          <text:list>
            <text:list-item>
              <text:p text:style-name="P1"><text:span text:style-name="T22">If the semaphore currently has a value greater than 0, sem_wait() returns immediately. If the value of the semaphore is currently 0, sem_wait() blocks until the semaphore value rises above 0; at that time, the semaphore is then decremented and sem_wait() returns. If a blocked sem_wait() call is interrupted </text:span><text:soft-page-break/><text:span text:style-name="T22">by a signal handler, then it fails with the error EINTR , regardless of whether the SA_RESTART flag was used when establishing the signal handler with sigaction(). (On some other UNIX implementations, SA_RESTART does cause sem_wait() to automatically restart.)</text:span></text:p>
            </text:list-item>
          </text:list>
        </text:list-item>
        <text:list-item>
          <text:p text:style-name="P7"><text:span text:style-name="T4">about </text:span><text:span text:style-name="T17">i</text:span><text:span text:style-name="T19">nt sem_post(sem_t * sem );</text:span></text:p>
          <text:list>
            <text:list-item>
              <text:p text:style-name="P7"><text:span text:style-name="T4">If the value of the semaphore was 0 before the sem_post() call, and some other process (or thread) is blocked waiting to decrement the semaphore, then that process is awoken, and its sem_wait() call proceeds to decrement the semaphore. If multiple processes (or threads) are blocked in sem_wait(), then, if the processes are being scheduled under the default round-robin time-sharing policy, it is indeterminate which one will be awoken and allowed to decrement the semaphore. (Like their System V counterparts, POSIX semaphores are only a synchronization mechanism, not a queuing mechanism.)</text:span></text:p>
            </text:list-item>
            <text:list-item>
              <text:p text:style-name="P7"><text:span text:style-name="T4">SUSv3 specifies that if processes or threads are being executed under a real-time scheduling policy, then the process or thread that will be awoken is the one with the highest priority that has been waiting the longest.</text:span></text:p>
            </text:list-item>
          </text:list>
        </text:list-item>
        <text:list-item>
          <text:p text:style-name="P12"><text:span text:style-name="T4">Unnamed Semaphore</text:span></text:p>
          <text:list>
            <text:list-item>
              <text:p text:style-name="P9"><text:span text:style-name="T4">The semaphore is made available to the processes or threads that use it by placing it in an area of memory that they share.</text:span></text:p>
            </text:list-item>
            <text:list-item>
              <text:p text:style-name="P9"><text:span text:style-name="T4">Operations on unnamed semaphores use the same functions </text:span><text:span text:style-name="T12">as before. In addition 2 more functions required:</text:span></text:p>
              <text:list>
                <text:list-item>
                  <text:p text:style-name="P10"><text:span text:style-name="T4">sem_init() : function initializes a semaphore and informs the system of</text:span></text:p>
                  <text:p text:style-name="P10"><text:span text:style-name="T4">whether the semaphore will be shared between processes or between the threads of a single process.</text:span></text:p>
                </text:list-item>
                <text:list-item>
                  <text:p text:style-name="P10"><text:span text:style-name="T4">sem_destroy(sem): destroys a semaphore</text:span></text:p>
                </text:list-item>
              </text:list>
            </text:list-item>
          </text:list>
        </text:list-item>
        <text:list-item>
          <text:p text:style-name="P11"><text:span text:style-name="T4">Using an unnamed semaphore allows us to avoid the work of creating a name for asemaphore. This can be useful in the following cases:</text:span></text:p>
          <text:list>
            <text:list-item>
              <text:p text:style-name="P11"><text:span text:style-name="T4">A semaphore that is shared between threads doesn’t need a name. Making an unnamed semaphore a shared (global or heap) variable automatically makes it accessible to all threads.</text:span></text:p>
            </text:list-item>
            <text:list-item>
              <text:p text:style-name="P11"><text:span text:style-name="T4">A semaphore that is being shared between related processes doesn’t need aname. If a parent process allocates an unnamed semaphore in a region of shared memory (e.g., a shared anonymous mapping), then a child automatically inherits the mapping and thus the semaphore as part of the operation of fork().</text:span></text:p>
            </text:list-item>
          </text:list>
        </text:list-item>
        <text:list-item>
          <text:p text:style-name="P14"><text:span text:style-name="T4">int sem_init(sem_t * sem , int pshared , unsigned int value );</text:span></text:p>
          <text:list>
            <text:list-item>
              <text:p text:style-name="P13"><text:span text:style-name="T4">If pshared is 0, then the semaphore is to be shared between the threads of the</text:span></text:p>
              <text:p text:style-name="P13"><text:span text:style-name="T4">calling process. In this case, sem is typically specified as the address of either a</text:span></text:p>
              <text:p text:style-name="P13"><text:span text:style-name="T4">global variable or a variable allocated on the heap. A thread-shared semaphore</text:span></text:p>
              <text:p text:style-name="P13"><text:span text:style-name="T4">has process persistence; it is destroyed when the process terminates.</text:span></text:p>
            </text:list-item>
            <text:list-item>
              <text:p text:style-name="P13"><text:span text:style-name="T4">If pshared is nonzero, then the semaphore is to be shared between processes. In this case, sem must be the address of a location in a region of shared memory (a POSIX shared memory object, a shared mapping created using mmap(), or a System V shared memory segment).</text:span></text:p>
            </text:list-item>
          </text:list>
        </text:list-item>
        <text:list-item>
          <text:p text:style-name="P13"><text:span text:style-name="T4">SUSv3 specifies that initializing an already initialized unnamed semaphore</text:span></text:p>
          <text:p text:style-name="P13"><text:soft-page-break/><text:span text:style-name="T4">results in undefined behavior. In other words, we must design our applications so</text:span></text:p>
          <text:p text:style-name="P13"><text:span text:style-name="T4">that just one process or thread calls sem_init() to initialize a semaphore.</text:span></text:p>
        </text:list-item>
        <text:list-item>
          <text:p text:style-name="P15"><text:span text:style-name="T4">In both semaphores (named &amp; unnamed), attempting to perform operations on a copy of the semaphore (see below) results in undefined behavior.</text:span></text:p>
          <text:list>
            <text:list-item>
              <text:list>
                <text:list-header>
                  <text:p text:style-name="P16">sem_t *sp, sem2</text:p>
                  <text:p text:style-name="P16">sp = sem_open(...);</text:p>
                  <text:p text:style-name="P16">sem2 = *sp;</text:p>
                  <text:p text:style-name="P16">sem_wait(&amp;sem2);</text:p>
                </text:list-header>
              </text:list>
            </text:list-item>
          </text:list>
        </text:list-item>
      </text:list>
      <text:p text:style-name="P24"><text:span text:style-name="T16"/></text:p>
      <text:p text:style-name="P23"><text:span text:style-name="T16">POSIX Semaphores VS Pthreads mutexes</text:span></text:p>
      <text:list xml:id="list200812051844714" text:continue-list="list1944526470" text:style-name="L1">
        <text:list-item text:start-value="1">
          <text:p text:style-name="P22"><text:span text:style-name="T13">POSIX semaphores and Pthreads mutexes can both be used to synchronize the</text:span></text:p>
          <text:p text:style-name="P19">actions of threads within the same process, and their performance is similar. How-</text:p>
          <text:p text:style-name="P19">ever, mutexes are usually preferable, because the ownership property of mutexes</text:p>
          <text:p text:style-name="P19">enforces good structuring of code (only the thread that locks a mutex can unlock</text:p>
          <text:p text:style-name="P19">it). By contrast, one thread can increment a semaphore that was decremented by</text:p>
          <text:p text:style-name="P19">another thread. This flexibility can lead to poorly structured synchronization designs. (For this reason, semaphores are sometimes referred to as the “gotos” of concurrent programming.)There is one circumstance in which mutexes can’t be used in a multithreaded</text:p>
          <text:p text:style-name="P19">application and semaphores may therefore be preferable. Because it is async-signal-safe (see Table 21-1, on page 426), the sem_post() function can be used from within a signal handler to synchronize with another thread. This is not possible with mutexes, because the Pthreads functions for operating on mutexes are not async-signal-safe. However, because it is usually preferable to deal with asynchronous signals by accepting them using sigwaitinfo() (or similar), rather than using signal handlers (see Section 33.2.4), this advantage of semaphores over mutexes is seldom required.</text:p>
        </text:list-item>
      </text:list>
      <text:p text:style-name="P20"/>
      <text:p text:style-name="P20">Semaphore Limits</text:p>
      <text:list xml:id="list1026121742" text:style-name="L2">
        <text:list-item>
          <text:p text:style-name="P18">SEM_NSEMS_MAX - This is the maximum number of POSIX semaphores that a process may have. SUSv3 requires that this limit be at least 256. On Linux, the number of POSIX semaphores is effectively limited only by available memory.</text:p>
        </text:list-item>
        <text:list-item>
          <text:p text:style-name="P18">SEM_VALUE_MAX - This is the maximum value that a POSIX semaphore may reach. Semaphores may assume any value from 0 up to this limit. SUSv3 requires this limit to be at least 32,767; the Linux implementation allows values up to INT_MAX (2,147,483,647 on Linux/x86-32).</text:p>
        </text:list-item>
      </text:list>
      <text:p text:style-name="P21"/>
      <text:p text:style-name="P21">Summary</text:p>
      <text:p text:style-name="P17">POSIX semaphores allow processes or threads to synchronize their actions. POSIX</text:p>
      <text:p text:style-name="P17">semaphores come in two types: named and unnamed. A named semaphore is iden-</text:p>
      <text:p text:style-name="P17">tified by a name, and can be shared by any processes that have permission to open</text:p>
      <text:p text:style-name="P17">the semaphore. An unnamed semaphore has no name, but processes or threads</text:p>
      <text:p text:style-name="P17">can share the same semaphore by placing it in a region of memory that they share</text:p>
      <text:p text:style-name="P17">(e.g., in a POSIX shared memory object for process sharing, or in a global variable</text:p>
      <text:p text:style-name="P17">for thread sharing).</text:p>
      <text:p text:style-name="P17"><text:soft-page-break/>The POSIX semaphore interface is simpler than the System V semaphore inter-</text:p>
      <text:p text:style-name="P17">face. Semaphores are allocated and operated on individually, and the wait and post</text:p>
      <text:p text:style-name="P17">operations adjust a semaphore’s value by one.</text:p>
      <text:p text:style-name="P17">POSIX semaphores have a number of advantages over System V semaphores,</text:p>
      <text:p text:style-name="P17">but they are somewhat less portable. For synchronization within multithreaded</text:p>
      <text:p text:style-name="P17">applications, mutexes are generally preferred over semaphor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jaliOldLipi" svg:font-family="AnjaliOldLipi" style:font-pitch="variable"/>
    <style:font-face style:name="Chilanka" svg:font-family="Chilanka" style:font-pitch="variable"/>
    <style:font-face style:name="Gargi" svg:font-family="Gargi" style:font-pitch="variable"/>
    <style:font-face style:name="Tlwg Typist" svg:font-family="'Tlwg Typist'" style:font-pitch="variable"/>
    <style:font-face style:name="aakar" svg:font-family="aakar"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AnjaliOldLipi" fo:font-family="AnjaliOldLipi" style:font-pitch="variable" officeooo:rsid="00157f03"/>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9T15:32:10.133664576</meta:creation-date>
    <dc:date>2021-01-10T20:07:49.640065430</dc:date>
    <meta:editing-duration>PT7H48M46S</meta:editing-duration>
    <meta:editing-cycles>11</meta:editing-cycles>
    <meta:generator>LibreOffice/6.4.6.2$Linux_X86_64 LibreOffice_project/40$Build-2</meta:generator>
    <meta:document-statistic meta:table-count="0" meta:image-count="0" meta:object-count="0" meta:page-count="4" meta:paragraph-count="71" meta:word-count="1399" meta:character-count="8586" meta:non-whitespace-character-count="7298"/>
  </office:meta>
</office:document-meta>
</file>